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5.332cm"/>
    </style:style>
    <style:style style:name="co13" style:family="table-column">
      <style:table-column-properties fo:break-before="auto" style:column-width="2.766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187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0800324675324675">
            <text:p>8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0.142857142857143">
            <text:p>14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0.4375">
            <text:p>44%</text:p>
          </table:table-cell>
          <table:table-cell table:style-name="ce7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3">
            <text:p>3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0">
            <text:p>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BAJ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8" table:formula="of:=IF([.E14]&lt;&gt;[.E13];1;[.D13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8" table:formula="of:=IF([.E15]&lt;&gt;[.E14];1;[.D14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8" table:formula="of:=IF([.E16]&lt;&gt;[.E15];1;[.D15]+1)" office:value-type="float" office:value="4">
            <text:p>4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10"/>
        <table:table-column table:style-name="co16" table:default-cell-style-name="ce12"/>
        <table:table-column table:style-name="co8" table:default-cell-style-name="ce2"/>
        <table:table-column table:style-name="co17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142857142857143">
            <text:p>14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4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0.4375">
            <text:p>43,75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75">
            <text:p>75%</text:p>
          </table:table-cell>
          <table:table-cell table:style-name="ce7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PENDIENTE PROBAR CON ENEMIGOS/ANIMACION GIRO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0.3">
            <text:p>3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5">
            <text:p>50%</text:p>
          </table:table-cell>
          <table:table-cell table:style-name="ce7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SEGUIR AQUI CUANDO TERMINE EL TEMA DE VID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8" table:formula="of:=IF([.E9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2/06/2024</text:date>, <text:time>17:4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2T17:48:51.77</dc:date>
    <meta:editing-duration>P1DT16H15M44S</meta:editing-duration>
    <meta:editing-cycles>100</meta:editing-cycles>
    <meta:generator>OpenOffice/4.1.14$Win32 OpenOffice.org_project/4114m1$Build-9811</meta:generator>
    <meta:document-statistic meta:table-count="7" meta:cell-count="321" meta:object-count="0"/>
  </office:meta>
</office:document-meta>
</file>